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5000000D06A1ECF448C462289.png" manifest:media-type="image/png"/>
  <manifest:file-entry manifest:full-path="Pictures/100000000000014B00000015DEB1FB40C690E971.png" manifest:media-type="image/png"/>
  <manifest:file-entry manifest:full-path="Pictures/10000000000000CF00000050EEBB965526E0DE89.png" manifest:media-type="image/png"/>
  <manifest:file-entry manifest:full-path="Pictures/1000000000000108000000194E0769D7C366A87E.png" manifest:media-type="image/png"/>
  <manifest:file-entry manifest:full-path="Pictures/10000000000001E70000017D72F8D54024B1D1FE.png" manifest:media-type="image/png"/>
  <manifest:file-entry manifest:full-path="Pictures/100000000000018D000002CB41515B5F6849F8B6.png" manifest:media-type="image/png"/>
  <manifest:file-entry manifest:full-path="Pictures/10000000000001DF000002F4BCD34F5958F00ECF.png" manifest:media-type="image/png"/>
  <manifest:file-entry manifest:full-path="Pictures/100000000000026B0000016C318446ED0BEFB612.png" manifest:media-type="image/png"/>
  <manifest:file-entry manifest:full-path="Pictures/100000010000027D0000027EE6D341F18876E07C.png" manifest:media-type="image/png"/>
  <manifest:file-entry manifest:full-path="Pictures/10000001000004910000026BE81FFB7BEF8DF8D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text-properties officeooo:paragraph-rsid="00201721"/>
    </style:style>
    <style:style style:name="P2" style:family="paragraph" style:parent-style-name="Standard">
      <style:paragraph-properties fo:break-before="page"/>
      <style:text-properties officeooo:paragraph-rsid="00201721"/>
    </style:style>
    <style:style style:name="P3" style:family="paragraph" style:parent-style-name="Standard">
      <style:text-properties officeooo:paragraph-rsid="00201721"/>
    </style:style>
    <style:style style:name="P4" style:family="paragraph" style:parent-style-name="Standard">
      <style:text-properties officeooo:paragraph-rsid="0023a0e3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23a0e3" style:font-weight-asian="bold" style:font-weight-complex="bold"/>
    </style:style>
    <style:style style:name="T1" style:family="text">
      <style:text-properties officeooo:rsid="0023a0e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Изображение1" text:anchor-type="as-char" svg:width="4.789cm" svg:height="5.503cm" draw:z-index="0"><draw:image xlink:href="Pictures/10000000000000B5000000D06A1ECF448C462289.png" xlink:type="simple" xlink:show="embed" xlink:actuate="onLoad" draw:mime-type="image/png"/></draw:frame></text:p>
      <text:p text:style-name="Standard"><draw:frame draw:style-name="fr2" draw:name="Изображение2" text:anchor-type="as-char" svg:width="8.758cm" svg:height="0.556cm" draw:z-index="1"><draw:image xlink:href="Pictures/100000000000014B00000015DEB1FB40C690E971.png" xlink:type="simple" xlink:show="embed" xlink:actuate="onLoad" draw:mime-type="image/png"/></draw:frame></text:p>
      <text:p text:style-name="Standard"><draw:frame draw:style-name="fr2" draw:name="Изображение3" text:anchor-type="as-char" svg:width="6.985cm" svg:height="0.661cm" draw:z-index="2"><draw:image xlink:href="Pictures/1000000000000108000000194E0769D7C366A87E.png" xlink:type="simple" xlink:show="embed" xlink:actuate="onLoad" draw:mime-type="image/png"/></draw:frame></text:p>
      <text:p text:style-name="Standard"><draw:frame draw:style-name="fr2" draw:name="Изображение4" text:anchor-type="as-char" svg:width="5.477cm" svg:height="2.117cm" draw:z-index="3"><draw:image xlink:href="Pictures/10000000000000CF00000050EEBB965526E0DE89.png" xlink:type="simple" xlink:show="embed" xlink:actuate="onLoad" draw:mime-type="image/png"/></draw:frame></text:p>
      <text:p text:style-name="P1"><draw:frame draw:style-name="fr2" draw:name="Изображение5" text:anchor-type="as-char" svg:width="12.885cm" svg:height="10.081cm" draw:z-index="4"><draw:image xlink:href="Pictures/10000000000001E70000017D72F8D54024B1D1FE.png" xlink:type="simple" xlink:show="embed" xlink:actuate="onLoad" draw:mime-type="image/png"/></draw:frame></text:p>
      <text:p text:style-name="P1"><text:soft-page-break/><draw:frame draw:style-name="fr2" draw:name="Изображение6" text:anchor-type="as-char" svg:width="10.504cm" svg:height="18.918cm" draw:z-index="8"><draw:image xlink:href="Pictures/100000000000018D000002CB41515B5F6849F8B6.png" xlink:type="simple" xlink:show="embed" xlink:actuate="onLoad" draw:mime-type="image/png"/></draw:frame></text:p>
      <text:p text:style-name="P2"><draw:frame draw:style-name="fr2" draw:name="Изображение7" text:anchor-type="as-char" svg:width="12.674cm" svg:height="20.003cm" draw:z-index="5"><draw:image xlink:href="Pictures/10000000000001DF000002F4BCD34F5958F00ECF.png" xlink:type="simple" xlink:show="embed" xlink:actuate="onLoad" draw:mime-type="image/png"/></draw:frame></text:p>
      <text:p text:style-name="P1"><text:soft-page-break/><draw:frame draw:style-name="fr2" draw:name="Изображение8" text:anchor-type="as-char" svg:width="16.378cm" svg:height="9.631cm" draw:z-index="6"><draw:image xlink:href="Pictures/100000000000026B0000016C318446ED0BEFB612.png" xlink:type="simple" xlink:show="embed" xlink:actuate="onLoad" draw:mime-type="image/png"/></draw:frame></text:p>
      <text:p text:style-name="P4"/>
      <text:p text:style-name="P5"><text:span text:style-name="T1">Задание 2</text:span></text:p>
      <text:p text:style-name="P1"><draw:frame draw:style-name="fr2" draw:name="Изображение9" text:anchor-type="as-char" svg:width="12.885cm" svg:height="10.081cm" draw:z-index="7"><draw:image xlink:href="Pictures/10000000000001E70000017D72F8D54024B1D1FE.png" xlink:type="simple" xlink:show="embed" xlink:actuate="onLoad" draw:mime-type="image/png"/></draw:frame></text:p>
      <text:p text:style-name="P1"><text:soft-page-break/><draw:frame draw:style-name="fr2" draw:name="Изображение10" text:anchor-type="as-char" svg:width="16.856cm" svg:height="16.882cm" draw:z-index="9"><draw:image xlink:href="Pictures/100000010000027D0000027EE6D341F18876E07C.png" xlink:type="simple" xlink:show="embed" xlink:actuate="onLoad" draw:mime-type="image/png"/></draw:frame><text:soft-page-break/><draw:frame draw:style-name="fr1" draw:name="Изображение11" text:anchor-type="as-char" svg:width="17cm" svg:height="9.001cm" draw:z-index="10"><draw:image xlink:href="Pictures/10000001000004910000026BE81FFB7BEF8DF8D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7T09:19:58.906423986</meta:creation-date>
    <dc:date>2023-03-30T22:29:29.435000000</dc:date>
    <meta:editing-duration>PT2H7M41S</meta:editing-duration>
    <meta:editing-cycles>8</meta:editing-cycles>
    <meta:generator>LibreOffice/7.4.1.2$Windows_X86_64 LibreOffice_project/3c58a8f3a960df8bc8fd77b461821e42c061c5f0</meta:generator>
    <meta:document-statistic meta:table-count="0" meta:image-count="11" meta:object-count="0" meta:page-count="6" meta:paragraph-count="11" meta:word-count="2" meta:character-count="9" meta:non-whitespace-character-count="8"/>
  </office:meta>
</office:document-meta>
</file>